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1" office:value-type="string" calcext:value-type="string">
            <office:annotation draw:style-name="gr1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06T16:04:56.539376684</dc:date>
    <dc:creator>Wu Jun-I</dc:creator>
    <meta:editing-duration>PT46M17S</meta:editing-duration>
    <meta:editing-cycles>24</meta:editing-cycles>
    <meta:document-statistic meta:table-count="2" meta:cell-count="365" meta:object-count="0"/>
  </office:meta>
</office:document-meta>
</file>